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2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3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4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5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6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7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8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9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0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1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2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3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4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5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6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7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8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19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0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1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2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3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4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5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6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7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8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29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0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1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2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3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4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5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6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7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8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39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0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1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2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3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4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5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6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7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8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49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0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1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2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3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4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5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6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7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8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59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0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1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2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3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4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5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6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7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8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69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0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1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2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3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4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5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6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7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8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79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0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1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2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3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4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5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6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7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8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89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0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1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2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3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4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5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6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7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8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99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0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1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2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3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4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5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6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7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8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09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0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1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2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3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4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5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6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7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8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19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0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1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2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3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4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5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6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7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8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29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0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1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2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3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4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5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6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7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8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39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0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1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2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3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4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5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6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7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8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49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0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1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2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3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4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5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6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7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8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59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0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1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2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3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4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5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6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7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8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69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0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1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2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3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4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5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6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7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8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79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0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1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2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3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4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5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6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7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8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89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0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1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2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3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4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5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6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7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8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199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0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1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2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3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4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5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6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7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8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09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0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1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2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3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4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5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6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7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8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19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0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1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2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3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4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5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6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7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8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29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0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1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2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3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4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5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6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7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8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39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0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1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2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3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4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5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6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7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8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49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0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1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2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3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4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5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6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7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8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59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0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1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2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3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4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5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6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7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8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69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0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1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2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3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4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5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6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7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8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79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0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1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2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3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4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5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6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7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8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89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0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1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2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3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4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5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6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7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8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299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0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1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2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3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4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5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6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7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08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09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0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1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2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3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4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5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6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7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18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19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0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1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2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3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4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5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6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7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28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29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0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1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2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3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4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5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6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7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38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39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0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1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2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3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4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5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6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7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48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49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0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1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2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3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4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5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6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7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58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59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0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1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2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3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4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5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6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7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68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69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0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1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2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3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4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5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6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7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78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79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0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1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2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3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4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5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6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7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88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89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0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1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2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3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4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5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6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7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398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399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0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1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2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3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4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5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6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7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08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09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0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1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2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3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4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5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6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7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18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19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0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1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2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3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4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5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6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7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28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29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0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1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2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3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4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5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6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7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38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39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0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1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2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3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4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5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6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7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48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49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0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1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2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3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4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5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6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7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58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59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0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1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2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3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4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5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6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7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68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69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0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1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2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3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4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5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6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7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78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79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0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1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2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3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4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5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6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7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88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89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0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1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2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3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4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5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6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7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498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499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0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1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2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3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4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5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6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7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08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09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0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1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2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3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4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5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6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7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18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19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0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1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2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3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4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5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6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7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28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29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0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1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2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3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4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5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6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7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38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39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0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1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2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3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4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5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6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7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48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49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0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1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2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3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4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5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6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7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58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59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0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1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2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3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4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5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6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7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68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69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0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1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2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3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4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5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6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7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78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79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0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1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2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3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4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5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6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7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88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89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0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1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2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3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4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5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6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597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598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599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0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1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2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3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4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5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6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07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08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09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0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1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2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3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4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5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6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17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18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19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0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1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2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3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4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5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6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27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28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29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0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1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2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3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4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5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6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37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38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39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0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1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2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3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4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5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6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47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48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49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0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1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2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3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4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5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6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57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58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59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0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1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2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3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4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5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6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67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68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69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0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1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2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3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4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5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6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77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78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79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0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1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2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3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4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5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6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87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88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89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0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1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2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3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4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5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6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697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698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699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0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1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2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3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4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5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6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07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08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09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0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1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2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3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4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5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6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17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18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19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0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1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2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3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4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5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6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27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28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29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0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1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2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3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4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5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6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37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38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39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0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1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2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3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4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5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6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47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48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49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0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1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2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3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4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5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6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57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58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59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0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1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2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3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4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5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6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67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68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69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0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1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2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3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4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5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6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77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78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79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0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1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2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3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4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5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6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87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88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89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0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1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2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3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4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5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6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797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798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799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0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1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2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3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4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5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6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07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08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09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0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1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2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3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4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5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6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17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18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19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0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1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2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3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4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5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6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27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28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29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0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1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2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3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4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5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6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37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38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39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0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1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2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3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4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5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6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47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48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49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0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1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2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3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4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5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6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57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58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59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0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1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2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3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4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5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6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67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68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69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0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1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2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3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4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5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6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77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78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79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0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1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2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3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4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5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6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87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88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89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0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1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2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3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4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D</text:p>
          </table:table-cell>
          <table:table-cell table:style-name="ce299" office:value-type="string" calcext:value-type="string">
            <text:p>Daniel</text:p>
          </table:table-cell>
          <table:table-cell table:style-name="ce597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ortran</text:p>
          </table:table-cell>
          <table:table-cell table:style-name="ce300" office:value-type="string" calcext:value-type="string">
            <text:p>Javascript</text:p>
          </table:table-cell>
          <table:table-cell table:style-name="ce598" office:value-type="string" calcext:value-type="string">
            <text:p>Python</text:p>
          </table:table-cell>
        </table:table-row>
        <table:table-row table:style-name="ro1">
          <table:table-cell/>
          <table:table-cell table:style-name="ce3"/>
          <table:table-cell table:style-name="ce301"/>
          <table:table-cell table:style-name="ce5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302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pp</text:p>
          </table:table-cell>
          <table:table-cell table:style-name="ce303" office:value-type="string" calcext:value-type="string">
            <text:p>Python</text:p>
          </table:table-cell>
          <table:table-cell table:style-name="ce601"/>
        </table:table-row>
        <table:table-row table:style-name="ro1">
          <table:table-cell/>
          <table:table-cell table:style-name="ce6"/>
          <table:table-cell table:style-name="ce304"/>
          <table:table-cell table:style-name="ce6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D</text:p>
          </table:table-cell>
          <table:table-cell table:style-name="ce305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ython</text:p>
          </table:table-cell>
          <table:table-cell table:style-name="ce306" office:value-type="string" calcext:value-type="string">
            <text:p>Cpp</text:p>
          </table:table-cell>
          <table:table-cell table:style-name="ce604"/>
        </table:table-row>
        <table:table-row table:style-name="ro1">
          <table:table-cell/>
          <table:table-cell table:style-name="ce9"/>
          <table:table-cell table:style-name="ce307"/>
          <table:table-cell table:style-name="ce6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D</text:p>
          </table:table-cell>
          <table:table-cell table:style-name="ce308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avascript</text:p>
          </table:table-cell>
          <table:table-cell table:style-name="ce309" office:value-type="string" calcext:value-type="string">
            <text:p>Python</text:p>
          </table:table-cell>
          <table:table-cell table:style-name="ce607"/>
        </table:table-row>
        <table:table-row table:style-name="ro1">
          <table:table-cell/>
          <table:table-cell table:style-name="ce12"/>
          <table:table-cell table:style-name="ce310"/>
          <table:table-cell table:style-name="ce6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JuanSe</text:p>
          </table:table-cell>
          <table:table-cell table:style-name="ce311" office:value-type="string" calcext:value-type="string">
            <text:p>JD</text:p>
          </table:table-cell>
          <table:table-cell table:style-name="ce609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Python</text:p>
          </table:table-cell>
          <table:table-cell table:style-name="ce312" office:value-type="string" calcext:value-type="string">
            <text:p>Fortran</text:p>
          </table:table-cell>
          <table:table-cell table:style-name="ce610" office:value-type="string" calcext:value-type="string">
            <text:p>Cpp</text:p>
          </table:table-cell>
        </table:table-row>
        <table:table-row table:style-name="ro1">
          <table:table-cell/>
          <table:table-cell table:style-name="ce15"/>
          <table:table-cell table:style-name="ce313"/>
          <table:table-cell table:style-name="ce6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JD</text:p>
          </table:table-cell>
          <table:table-cell table:style-name="ce314" office:value-type="string" calcext:value-type="string">
            <text:p>Daniel</text:p>
          </table:table-cell>
          <table:table-cell table:style-name="ce612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Fortran</text:p>
          </table:table-cell>
          <table:table-cell table:style-name="ce315" office:value-type="string" calcext:value-type="string">
            <text:p>Javascript</text:p>
          </table:table-cell>
          <table:table-cell table:style-name="ce613" office:value-type="string" calcext:value-type="string">
            <text:p>R</text:p>
          </table:table-cell>
        </table:table-row>
        <table:table-row table:style-name="ro1">
          <table:table-cell/>
          <table:table-cell table:style-name="ce18"/>
          <table:table-cell table:style-name="ce316"/>
          <table:table-cell table:style-name="ce6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Daniel</text:p>
          </table:table-cell>
          <table:table-cell table:style-name="ce317" office:value-type="string" calcext:value-type="string">
            <text:p>JuanSe</text:p>
          </table:table-cell>
          <table:table-cell table:style-name="ce615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Fortran</text:p>
          </table:table-cell>
          <table:table-cell table:style-name="ce318" office:value-type="string" calcext:value-type="string">
            <text:p>Python</text:p>
          </table:table-cell>
          <table:table-cell table:style-name="ce616" office:value-type="string" calcext:value-type="string">
            <text:p>Cpp</text:p>
          </table:table-cell>
        </table:table-row>
        <table:table-row table:style-name="ro1">
          <table:table-cell/>
          <table:table-cell table:style-name="ce21"/>
          <table:table-cell table:style-name="ce319"/>
          <table:table-cell table:style-name="ce6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JuanSe</text:p>
          </table:table-cell>
          <table:table-cell table:style-name="ce320" office:value-type="string" calcext:value-type="string">
            <text:p>Daniel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Python</text:p>
          </table:table-cell>
          <table:table-cell table:style-name="ce321" office:value-type="string" calcext:value-type="string">
            <text:p>Javascript</text:p>
          </table:table-cell>
          <table:table-cell table:style-name="ce619"/>
        </table:table-row>
        <table:table-row table:style-name="ro1">
          <table:table-cell/>
          <table:table-cell table:style-name="ce24"/>
          <table:table-cell table:style-name="ce322"/>
          <table:table-cell table:style-name="ce6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JD</text:p>
          </table:table-cell>
          <table:table-cell table:style-name="ce323" office:value-type="string" calcext:value-type="string">
            <text:p>JuanSe</text:p>
          </table:table-cell>
          <table:table-cell table:style-name="ce621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Fortran</text:p>
          </table:table-cell>
          <table:table-cell table:style-name="ce324" office:value-type="string" calcext:value-type="string">
            <text:p>R</text:p>
          </table:table-cell>
          <table:table-cell table:style-name="ce622" office:value-type="string" calcext:value-type="string">
            <text:p>Cpp</text:p>
          </table:table-cell>
        </table:table-row>
        <table:table-row table:style-name="ro1">
          <table:table-cell/>
          <table:table-cell table:style-name="ce27"/>
          <table:table-cell table:style-name="ce325"/>
          <table:table-cell table:style-name="ce62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JD</text:p>
          </table:table-cell>
          <table:table-cell table:style-name="ce326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Python</text:p>
          </table:table-cell>
          <table:table-cell table:style-name="ce327" office:value-type="string" calcext:value-type="string">
            <text:p>Cpp</text:p>
          </table:table-cell>
          <table:table-cell table:style-name="ce625" office:value-type="string" calcext:value-type="string">
            <text:p>Fortran</text:p>
          </table:table-cell>
        </table:table-row>
        <table:table-row table:style-name="ro1">
          <table:table-cell/>
          <table:table-cell table:style-name="ce30"/>
          <table:table-cell table:style-name="ce328"/>
          <table:table-cell table:style-name="ce6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Daniel</text:p>
          </table:table-cell>
          <table:table-cell table:style-name="ce329" office:value-type="string" calcext:value-type="string">
            <text:p>JD</text:p>
          </table:table-cell>
          <table:table-cell table:style-name="ce627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Javascript</text:p>
          </table:table-cell>
          <table:table-cell table:style-name="ce330"/>
          <table:table-cell table:style-name="ce628"/>
        </table:table-row>
        <table:table-row table:style-name="ro1">
          <table:table-cell/>
          <table:table-cell table:style-name="ce33"/>
          <table:table-cell table:style-name="ce331"/>
          <table:table-cell table:style-name="ce62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JuanSe</text:p>
          </table:table-cell>
          <table:table-cell table:style-name="ce332" office:value-type="string" calcext:value-type="string">
            <text:p>JD</text:p>
          </table:table-cell>
          <table:table-cell table:style-name="ce630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avascript</text:p>
          </table:table-cell>
          <table:table-cell table:style-name="ce333"/>
          <table:table-cell table:style-name="ce631"/>
        </table:table-row>
        <table:table-row table:style-name="ro1">
          <table:table-cell/>
          <table:table-cell table:style-name="ce36"/>
          <table:table-cell table:style-name="ce334"/>
          <table:table-cell table:style-name="ce63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JuanSe</text:p>
          </table:table-cell>
          <table:table-cell table:style-name="ce335" office:value-type="string" calcext:value-type="string">
            <text:p>Daniel</text:p>
          </table:table-cell>
          <table:table-cell table:style-name="ce633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Python</text:p>
          </table:table-cell>
          <table:table-cell table:style-name="ce336" office:value-type="string" calcext:value-type="string">
            <text:p>Javascript</text:p>
          </table:table-cell>
          <table:table-cell table:style-name="ce634"/>
        </table:table-row>
        <table:table-row table:style-name="ro1">
          <table:table-cell/>
          <table:table-cell table:style-name="ce39"/>
          <table:table-cell table:style-name="ce337"/>
          <table:table-cell table:style-name="ce63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0" office:value-type="string" calcext:value-type="string">
            <text:p>JD</text:p>
          </table:table-cell>
          <table:table-cell table:style-name="ce338" office:value-type="string" calcext:value-type="string">
            <text:p>Daniel</text:p>
          </table:table-cell>
          <table:table-cell table:style-name="ce636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Python</text:p>
          </table:table-cell>
          <table:table-cell table:style-name="ce339" office:value-type="string" calcext:value-type="string">
            <text:p>Fortran</text:p>
          </table:table-cell>
          <table:table-cell table:style-name="ce637"/>
        </table:table-row>
        <table:table-row table:style-name="ro1">
          <table:table-cell/>
          <table:table-cell table:style-name="ce42"/>
          <table:table-cell table:style-name="ce340"/>
          <table:table-cell table:style-name="ce6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3" office:value-type="string" calcext:value-type="string">
            <text:p>JuanSe</text:p>
          </table:table-cell>
          <table:table-cell table:style-name="ce341" office:value-type="string" calcext:value-type="string">
            <text:p>JD</text:p>
          </table:table-cell>
          <table:table-cell table:style-name="ce639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Python</text:p>
          </table:table-cell>
          <table:table-cell table:style-name="ce342"/>
          <table:table-cell table:style-name="ce640"/>
        </table:table-row>
        <table:table-row table:style-name="ro1">
          <table:table-cell/>
          <table:table-cell table:style-name="ce45"/>
          <table:table-cell table:style-name="ce343"/>
          <table:table-cell table:style-name="ce64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JuanSe</text:p>
          </table:table-cell>
          <table:table-cell table:style-name="ce344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Python</text:p>
          </table:table-cell>
          <table:table-cell table:style-name="ce345"/>
          <table:table-cell table:style-name="ce643"/>
        </table:table-row>
        <table:table-row table:style-name="ro1">
          <table:table-cell/>
          <table:table-cell table:style-name="ce48"/>
          <table:table-cell table:style-name="ce346"/>
          <table:table-cell table:style-name="ce6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Daniel</text:p>
          </table:table-cell>
          <table:table-cell table:style-name="ce347" office:value-type="string" calcext:value-type="string">
            <text:p>JD</text:p>
          </table:table-cell>
          <table:table-cell table:style-name="ce645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Javascript</text:p>
          </table:table-cell>
          <table:table-cell table:style-name="ce348"/>
          <table:table-cell table:style-name="ce646"/>
        </table:table-row>
        <table:table-row table:style-name="ro1">
          <table:table-cell/>
          <table:table-cell table:style-name="ce51"/>
          <table:table-cell table:style-name="ce349"/>
          <table:table-cell table:style-name="ce64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JuanSe</text:p>
          </table:table-cell>
          <table:table-cell table:style-name="ce350" office:value-type="string" calcext:value-type="string">
            <text:p>Daniel</text:p>
          </table:table-cell>
          <table:table-cell table:style-name="ce648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/>
          <table:table-cell table:style-name="ce351"/>
          <table:table-cell table:style-name="ce649"/>
        </table:table-row>
        <table:table-row table:style-name="ro1">
          <table:table-cell/>
          <table:table-cell table:style-name="ce54"/>
          <table:table-cell table:style-name="ce352"/>
          <table:table-cell table:style-name="ce6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aniel</text:p>
          </table:table-cell>
          <table:table-cell table:style-name="ce353" office:value-type="string" calcext:value-type="string">
            <text:p>JuanSe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Python</text:p>
          </table:table-cell>
          <table:table-cell table:style-name="ce354"/>
          <table:table-cell table:style-name="ce652"/>
        </table:table-row>
        <table:table-row table:style-name="ro1">
          <table:table-cell/>
          <table:table-cell table:style-name="ce57"/>
          <table:table-cell table:style-name="ce355"/>
          <table:table-cell table:style-name="ce65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JD</text:p>
          </table:table-cell>
          <table:table-cell table:style-name="ce356" office:value-type="string" calcext:value-type="string">
            <text:p>JuanSe</text:p>
          </table:table-cell>
          <table:table-cell table:style-name="ce654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Python</text:p>
          </table:table-cell>
          <table:table-cell table:style-name="ce357"/>
          <table:table-cell table:style-name="ce655"/>
        </table:table-row>
        <table:table-row table:style-name="ro1">
          <table:table-cell/>
          <table:table-cell table:style-name="ce60"/>
          <table:table-cell table:style-name="ce358"/>
          <table:table-cell table:style-name="ce65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1" office:value-type="string" calcext:value-type="string">
            <text:p>JuanSe</text:p>
          </table:table-cell>
          <table:table-cell table:style-name="ce359" office:value-type="string" calcext:value-type="string">
            <text:p>Daniel</text:p>
          </table:table-cell>
          <table:table-cell table:style-name="ce657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/>
          <table:table-cell table:style-name="ce360"/>
          <table:table-cell table:style-name="ce658"/>
        </table:table-row>
        <table:table-row table:style-name="ro1">
          <table:table-cell/>
          <table:table-cell table:style-name="ce63"/>
          <table:table-cell table:style-name="ce361"/>
          <table:table-cell table:style-name="ce6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JD</text:p>
          </table:table-cell>
          <table:table-cell table:style-name="ce362" office:value-type="string" calcext:value-type="string">
            <text:p>JuanSe</text:p>
          </table:table-cell>
          <table:table-cell table:style-name="ce660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Python</text:p>
          </table:table-cell>
          <table:table-cell table:style-name="ce363"/>
          <table:table-cell table:style-name="ce661"/>
        </table:table-row>
        <table:table-row table:style-name="ro1">
          <table:table-cell/>
          <table:table-cell table:style-name="ce66"/>
          <table:table-cell table:style-name="ce364"/>
          <table:table-cell table:style-name="ce66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7" office:value-type="string" calcext:value-type="string">
            <text:p>JuanSe</text:p>
          </table:table-cell>
          <table:table-cell table:style-name="ce365" office:value-type="string" calcext:value-type="string">
            <text:p>Daniel</text:p>
          </table:table-cell>
          <table:table-cell table:style-name="ce663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/>
          <table:table-cell table:style-name="ce366"/>
          <table:table-cell table:style-name="ce664"/>
        </table:table-row>
        <table:table-row table:style-name="ro1">
          <table:table-cell/>
          <table:table-cell table:style-name="ce69"/>
          <table:table-cell table:style-name="ce367"/>
          <table:table-cell table:style-name="ce66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0" office:value-type="string" calcext:value-type="string">
            <text:p>Daniel</text:p>
          </table:table-cell>
          <table:table-cell table:style-name="ce368" office:value-type="string" calcext:value-type="string">
            <text:p>JD</text:p>
          </table:table-cell>
          <table:table-cell table:style-name="ce666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/>
          <table:table-cell table:style-name="ce369"/>
          <table:table-cell table:style-name="ce667"/>
        </table:table-row>
        <table:table-row table:style-name="ro1">
          <table:table-cell/>
          <table:table-cell table:style-name="ce72"/>
          <table:table-cell table:style-name="ce370"/>
          <table:table-cell table:style-name="ce66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3" office:value-type="string" calcext:value-type="string">
            <text:p>Daniel</text:p>
          </table:table-cell>
          <table:table-cell table:style-name="ce371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Python</text:p>
          </table:table-cell>
          <table:table-cell table:style-name="ce372"/>
          <table:table-cell table:style-name="ce670"/>
        </table:table-row>
        <table:table-row table:style-name="ro1">
          <table:table-cell/>
          <table:table-cell table:style-name="ce75"/>
          <table:table-cell table:style-name="ce373"/>
          <table:table-cell table:style-name="ce67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6" office:value-type="string" calcext:value-type="string">
            <text:p>Daniel</text:p>
          </table:table-cell>
          <table:table-cell table:style-name="ce374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/>
          <table:table-cell table:style-name="ce375"/>
          <table:table-cell table:style-name="ce673"/>
        </table:table-row>
        <table:table-row table:style-name="ro1">
          <table:table-cell/>
          <table:table-cell table:style-name="ce78"/>
          <table:table-cell table:style-name="ce376"/>
          <table:table-cell table:style-name="ce67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9" office:value-type="string" calcext:value-type="string">
            <text:p>JuanSe</text:p>
          </table:table-cell>
          <table:table-cell table:style-name="ce377" office:value-type="string" calcext:value-type="string">
            <text:p>Daniel</text:p>
          </table:table-cell>
          <table:table-cell table:style-name="ce675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/>
          <table:table-cell table:style-name="ce378"/>
          <table:table-cell table:style-name="ce676"/>
        </table:table-row>
        <table:table-row table:style-name="ro1">
          <table:table-cell/>
          <table:table-cell table:style-name="ce81"/>
          <table:table-cell table:style-name="ce379"/>
          <table:table-cell table:style-name="ce67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2" office:value-type="string" calcext:value-type="string">
            <text:p>Daniel</text:p>
          </table:table-cell>
          <table:table-cell table:style-name="ce380" office:value-type="string" calcext:value-type="string">
            <text:p>JD</text:p>
          </table:table-cell>
          <table:table-cell table:style-name="ce678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/>
          <table:table-cell table:style-name="ce381"/>
          <table:table-cell table:style-name="ce679"/>
        </table:table-row>
        <table:table-row table:style-name="ro1">
          <table:table-cell/>
          <table:table-cell table:style-name="ce84"/>
          <table:table-cell table:style-name="ce382"/>
          <table:table-cell table:style-name="ce68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JuanSe</text:p>
          </table:table-cell>
          <table:table-cell table:style-name="ce383" office:value-type="string" calcext:value-type="string">
            <text:p>JD</text:p>
          </table:table-cell>
          <table:table-cell table:style-name="ce681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/>
          <table:table-cell table:style-name="ce384"/>
          <table:table-cell table:style-name="ce682"/>
        </table:table-row>
        <table:table-row table:style-name="ro1">
          <table:table-cell/>
          <table:table-cell table:style-name="ce87"/>
          <table:table-cell table:style-name="ce385"/>
          <table:table-cell table:style-name="ce68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JD</text:p>
          </table:table-cell>
          <table:table-cell table:style-name="ce386" office:value-type="string" calcext:value-type="string">
            <text:p>Daniel</text:p>
          </table:table-cell>
          <table:table-cell table:style-name="ce684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avascript</text:p>
          </table:table-cell>
          <table:table-cell table:style-name="ce387"/>
          <table:table-cell table:style-name="ce685"/>
        </table:table-row>
        <table:table-row table:style-name="ro1">
          <table:table-cell/>
          <table:table-cell table:style-name="ce90"/>
          <table:table-cell table:style-name="ce388"/>
          <table:table-cell table:style-name="ce68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JuanSe</text:p>
          </table:table-cell>
          <table:table-cell table:style-name="ce389" office:value-type="string" calcext:value-type="string">
            <text:p>Daniel</text:p>
          </table:table-cell>
          <table:table-cell table:style-name="ce687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/>
          <table:table-cell table:style-name="ce390"/>
          <table:table-cell table:style-name="ce688"/>
        </table:table-row>
        <table:table-row table:style-name="ro1">
          <table:table-cell/>
          <table:table-cell table:style-name="ce93"/>
          <table:table-cell table:style-name="ce391"/>
          <table:table-cell table:style-name="ce68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4" office:value-type="string" calcext:value-type="string">
            <text:p>JuanSe</text:p>
          </table:table-cell>
          <table:table-cell table:style-name="ce392" office:value-type="string" calcext:value-type="string">
            <text:p>JD</text:p>
          </table:table-cell>
          <table:table-cell table:style-name="ce690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/>
          <table:table-cell table:style-name="ce393"/>
          <table:table-cell table:style-name="ce691"/>
        </table:table-row>
        <table:table-row table:style-name="ro1">
          <table:table-cell/>
          <table:table-cell table:style-name="ce96"/>
          <table:table-cell table:style-name="ce394"/>
          <table:table-cell table:style-name="ce69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JD</text:p>
          </table:table-cell>
          <table:table-cell table:style-name="ce395" office:value-type="string" calcext:value-type="string">
            <text:p>Daniel</text:p>
          </table:table-cell>
          <table:table-cell table:style-name="ce693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/>
          <table:table-cell table:style-name="ce396"/>
          <table:table-cell table:style-name="ce694"/>
        </table:table-row>
        <table:table-row table:style-name="ro1">
          <table:table-cell/>
          <table:table-cell table:style-name="ce99"/>
          <table:table-cell table:style-name="ce397"/>
          <table:table-cell table:style-name="ce69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0" office:value-type="string" calcext:value-type="string">
            <text:p>Daniel</text:p>
          </table:table-cell>
          <table:table-cell table:style-name="ce398" office:value-type="string" calcext:value-type="string">
            <text:p>JuanSe</text:p>
          </table:table-cell>
          <table:table-cell table:style-name="ce696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/>
          <table:table-cell table:style-name="ce399"/>
          <table:table-cell table:style-name="ce697"/>
        </table:table-row>
        <table:table-row table:style-name="ro1">
          <table:table-cell/>
          <table:table-cell table:style-name="ce102"/>
          <table:table-cell table:style-name="ce400"/>
          <table:table-cell table:style-name="ce6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Daniel</text:p>
          </table:table-cell>
          <table:table-cell table:style-name="ce401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/>
          <table:table-cell table:style-name="ce402"/>
          <table:table-cell table:style-name="ce700"/>
        </table:table-row>
        <table:table-row table:style-name="ro1">
          <table:table-cell/>
          <table:table-cell table:style-name="ce105"/>
          <table:table-cell table:style-name="ce403"/>
          <table:table-cell table:style-name="ce70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6" office:value-type="string" calcext:value-type="string">
            <text:p>JuanSe</text:p>
          </table:table-cell>
          <table:table-cell table:style-name="ce404" office:value-type="string" calcext:value-type="string">
            <text:p>Daniel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/>
          <table:table-cell table:style-name="ce405"/>
          <table:table-cell table:style-name="ce703"/>
        </table:table-row>
        <table:table-row table:style-name="ro1">
          <table:table-cell/>
          <table:table-cell table:style-name="ce108"/>
          <table:table-cell table:style-name="ce406"/>
          <table:table-cell table:style-name="ce7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09" office:value-type="string" calcext:value-type="string">
            <text:p>JD</text:p>
          </table:table-cell>
          <table:table-cell table:style-name="ce407" office:value-type="string" calcext:value-type="string">
            <text:p>Daniel</text:p>
          </table:table-cell>
          <table:table-cell table:style-name="ce705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/>
          <table:table-cell table:style-name="ce408"/>
          <table:table-cell table:style-name="ce706"/>
        </table:table-row>
        <table:table-row table:style-name="ro1">
          <table:table-cell/>
          <table:table-cell table:style-name="ce111"/>
          <table:table-cell table:style-name="ce409"/>
          <table:table-cell table:style-name="ce70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2" office:value-type="string" calcext:value-type="string">
            <text:p>JD</text:p>
          </table:table-cell>
          <table:table-cell table:style-name="ce410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/>
          <table:table-cell table:style-name="ce411"/>
          <table:table-cell table:style-name="ce709"/>
        </table:table-row>
        <table:table-row table:style-name="ro1">
          <table:table-cell/>
          <table:table-cell table:style-name="ce114"/>
          <table:table-cell table:style-name="ce412"/>
          <table:table-cell table:style-name="ce7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5" office:value-type="string" calcext:value-type="string">
            <text:p>JuanSe</text:p>
          </table:table-cell>
          <table:table-cell table:style-name="ce413" office:value-type="string" calcext:value-type="string">
            <text:p>Daniel</text:p>
          </table:table-cell>
          <table:table-cell table:style-name="ce711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/>
          <table:table-cell table:style-name="ce414"/>
          <table:table-cell table:style-name="ce712"/>
        </table:table-row>
        <table:table-row table:style-name="ro1">
          <table:table-cell/>
          <table:table-cell table:style-name="ce117"/>
          <table:table-cell table:style-name="ce415"/>
          <table:table-cell table:style-name="ce7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8" office:value-type="string" calcext:value-type="string">
            <text:p>Daniel</text:p>
          </table:table-cell>
          <table:table-cell table:style-name="ce416" office:value-type="string" calcext:value-type="string">
            <text:p>JD</text:p>
          </table:table-cell>
          <table:table-cell table:style-name="ce714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/>
          <table:table-cell table:style-name="ce417"/>
          <table:table-cell table:style-name="ce715"/>
        </table:table-row>
        <table:table-row table:style-name="ro1">
          <table:table-cell/>
          <table:table-cell table:style-name="ce120"/>
          <table:table-cell table:style-name="ce418"/>
          <table:table-cell table:style-name="ce7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1" office:value-type="string" calcext:value-type="string">
            <text:p>JuanSe</text:p>
          </table:table-cell>
          <table:table-cell table:style-name="ce419" office:value-type="string" calcext:value-type="string">
            <text:p>Daniel</text:p>
          </table:table-cell>
          <table:table-cell table:style-name="ce717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/>
          <table:table-cell table:style-name="ce420"/>
          <table:table-cell table:style-name="ce718"/>
        </table:table-row>
        <table:table-row table:style-name="ro1">
          <table:table-cell/>
          <table:table-cell table:style-name="ce123"/>
          <table:table-cell table:style-name="ce421"/>
          <table:table-cell table:style-name="ce7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4" office:value-type="string" calcext:value-type="string">
            <text:p>JuanSe</text:p>
          </table:table-cell>
          <table:table-cell table:style-name="ce422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/>
          <table:table-cell table:style-name="ce423"/>
          <table:table-cell table:style-name="ce721"/>
        </table:table-row>
        <table:table-row table:style-name="ro1">
          <table:table-cell/>
          <table:table-cell table:style-name="ce126"/>
          <table:table-cell table:style-name="ce424"/>
          <table:table-cell table:style-name="ce72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7" office:value-type="string" calcext:value-type="string">
            <text:p>JuanSe</text:p>
          </table:table-cell>
          <table:table-cell table:style-name="ce425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/>
          <table:table-cell table:style-name="ce426"/>
          <table:table-cell table:style-name="ce724"/>
        </table:table-row>
        <table:table-row table:style-name="ro1">
          <table:table-cell/>
          <table:table-cell table:style-name="ce129"/>
          <table:table-cell table:style-name="ce427"/>
          <table:table-cell table:style-name="ce72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0" office:value-type="string" calcext:value-type="string">
            <text:p>Daniel</text:p>
          </table:table-cell>
          <table:table-cell table:style-name="ce428" office:value-type="string" calcext:value-type="string">
            <text:p>JD</text:p>
          </table:table-cell>
          <table:table-cell table:style-name="ce726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/>
          <table:table-cell table:style-name="ce429"/>
          <table:table-cell table:style-name="ce727"/>
        </table:table-row>
        <table:table-row table:style-name="ro1">
          <table:table-cell/>
          <table:table-cell table:style-name="ce132"/>
          <table:table-cell table:style-name="ce430"/>
          <table:table-cell table:style-name="ce72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3" office:value-type="string" calcext:value-type="string">
            <text:p>Daniel</text:p>
          </table:table-cell>
          <table:table-cell table:style-name="ce431" office:value-type="string" calcext:value-type="string">
            <text:p>JuanSe</text:p>
          </table:table-cell>
          <table:table-cell table:style-name="ce729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/>
          <table:table-cell table:style-name="ce432"/>
          <table:table-cell table:style-name="ce730"/>
        </table:table-row>
        <table:table-row table:style-name="ro1">
          <table:table-cell/>
          <table:table-cell table:style-name="ce135"/>
          <table:table-cell table:style-name="ce433"/>
          <table:table-cell table:style-name="ce73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6" office:value-type="string" calcext:value-type="string">
            <text:p>JuanSe</text:p>
          </table:table-cell>
          <table:table-cell table:style-name="ce434" office:value-type="string" calcext:value-type="string">
            <text:p>Daniel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/>
          <table:table-cell table:style-name="ce435"/>
          <table:table-cell table:style-name="ce733"/>
        </table:table-row>
        <table:table-row table:style-name="ro1">
          <table:table-cell/>
          <table:table-cell table:style-name="ce138"/>
          <table:table-cell table:style-name="ce436"/>
          <table:table-cell table:style-name="ce73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9" office:value-type="string" calcext:value-type="string">
            <text:p>JD</text:p>
          </table:table-cell>
          <table:table-cell table:style-name="ce437" office:value-type="string" calcext:value-type="string">
            <text:p>JuanSe</text:p>
          </table:table-cell>
          <table:table-cell table:style-name="ce735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/>
          <table:table-cell table:style-name="ce438"/>
          <table:table-cell table:style-name="ce736"/>
        </table:table-row>
        <table:table-row table:style-name="ro1">
          <table:table-cell/>
          <table:table-cell table:style-name="ce141"/>
          <table:table-cell table:style-name="ce439"/>
          <table:table-cell table:style-name="ce7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2" office:value-type="string" calcext:value-type="string">
            <text:p>Daniel</text:p>
          </table:table-cell>
          <table:table-cell table:style-name="ce440" office:value-type="string" calcext:value-type="string">
            <text:p>JuanSe</text:p>
          </table:table-cell>
          <table:table-cell table:style-name="ce738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/>
          <table:table-cell table:style-name="ce441"/>
          <table:table-cell table:style-name="ce739"/>
        </table:table-row>
        <table:table-row table:style-name="ro1">
          <table:table-cell/>
          <table:table-cell table:style-name="ce144"/>
          <table:table-cell table:style-name="ce442"/>
          <table:table-cell table:style-name="ce74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5" office:value-type="string" calcext:value-type="string">
            <text:p>JD</text:p>
          </table:table-cell>
          <table:table-cell table:style-name="ce443" office:value-type="string" calcext:value-type="string">
            <text:p>Daniel</text:p>
          </table:table-cell>
          <table:table-cell table:style-name="ce741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/>
          <table:table-cell table:style-name="ce444"/>
          <table:table-cell table:style-name="ce742"/>
        </table:table-row>
        <table:table-row table:style-name="ro1">
          <table:table-cell/>
          <table:table-cell table:style-name="ce147"/>
          <table:table-cell table:style-name="ce445"/>
          <table:table-cell table:style-name="ce7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8" office:value-type="string" calcext:value-type="string">
            <text:p>JD</text:p>
          </table:table-cell>
          <table:table-cell table:style-name="ce446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/>
          <table:table-cell table:style-name="ce447"/>
          <table:table-cell table:style-name="ce745"/>
        </table:table-row>
        <table:table-row table:style-name="ro1">
          <table:table-cell/>
          <table:table-cell table:style-name="ce150"/>
          <table:table-cell table:style-name="ce448"/>
          <table:table-cell table:style-name="ce74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1" office:value-type="string" calcext:value-type="string">
            <text:p>Daniel</text:p>
          </table:table-cell>
          <table:table-cell table:style-name="ce449" office:value-type="string" calcext:value-type="string">
            <text:p>JD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/>
          <table:table-cell table:style-name="ce450"/>
          <table:table-cell table:style-name="ce748"/>
        </table:table-row>
        <table:table-row table:style-name="ro1">
          <table:table-cell/>
          <table:table-cell table:style-name="ce153"/>
          <table:table-cell table:style-name="ce451"/>
          <table:table-cell table:style-name="ce74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4" office:value-type="string" calcext:value-type="string">
            <text:p>Daniel</text:p>
          </table:table-cell>
          <table:table-cell table:style-name="ce452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/>
          <table:table-cell table:style-name="ce453"/>
          <table:table-cell table:style-name="ce751"/>
        </table:table-row>
        <table:table-row table:style-name="ro1">
          <table:table-cell/>
          <table:table-cell table:style-name="ce156"/>
          <table:table-cell table:style-name="ce454"/>
          <table:table-cell table:style-name="ce7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7" office:value-type="string" calcext:value-type="string">
            <text:p>JuanSe</text:p>
          </table:table-cell>
          <table:table-cell table:style-name="ce455" office:value-type="string" calcext:value-type="string">
            <text:p>JD</text:p>
          </table:table-cell>
          <table:table-cell table:style-name="ce753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/>
          <table:table-cell table:style-name="ce456"/>
          <table:table-cell table:style-name="ce754"/>
        </table:table-row>
        <table:table-row table:style-name="ro1">
          <table:table-cell/>
          <table:table-cell table:style-name="ce159"/>
          <table:table-cell table:style-name="ce457"/>
          <table:table-cell table:style-name="ce7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0" office:value-type="string" calcext:value-type="string">
            <text:p>JuanSe</text:p>
          </table:table-cell>
          <table:table-cell table:style-name="ce458" office:value-type="string" calcext:value-type="string">
            <text:p>Daniel</text:p>
          </table:table-cell>
          <table:table-cell table:style-name="ce756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/>
          <table:table-cell table:style-name="ce459"/>
          <table:table-cell table:style-name="ce757"/>
        </table:table-row>
        <table:table-row table:style-name="ro1">
          <table:table-cell/>
          <table:table-cell table:style-name="ce162"/>
          <table:table-cell table:style-name="ce460"/>
          <table:table-cell table:style-name="ce7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3" office:value-type="string" calcext:value-type="string">
            <text:p>JD</text:p>
          </table:table-cell>
          <table:table-cell table:style-name="ce461" office:value-type="string" calcext:value-type="string">
            <text:p>JuanSe</text:p>
          </table:table-cell>
          <table:table-cell table:style-name="ce759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/>
          <table:table-cell table:style-name="ce462"/>
          <table:table-cell table:style-name="ce760"/>
        </table:table-row>
        <table:table-row table:style-name="ro1">
          <table:table-cell/>
          <table:table-cell table:style-name="ce165"/>
          <table:table-cell table:style-name="ce463"/>
          <table:table-cell table:style-name="ce76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6" office:value-type="string" calcext:value-type="string">
            <text:p>Daniel</text:p>
          </table:table-cell>
          <table:table-cell table:style-name="ce464" office:value-type="string" calcext:value-type="string">
            <text:p>JD</text:p>
          </table:table-cell>
          <table:table-cell table:style-name="ce762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/>
          <table:table-cell table:style-name="ce465"/>
          <table:table-cell table:style-name="ce763"/>
        </table:table-row>
        <table:table-row table:style-name="ro1">
          <table:table-cell/>
          <table:table-cell table:style-name="ce168"/>
          <table:table-cell table:style-name="ce466"/>
          <table:table-cell table:style-name="ce76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69" office:value-type="string" calcext:value-type="string">
            <text:p>JuanSe</text:p>
          </table:table-cell>
          <table:table-cell table:style-name="ce467" office:value-type="string" calcext:value-type="string">
            <text:p>JD</text:p>
          </table:table-cell>
          <table:table-cell table:style-name="ce765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/>
          <table:table-cell table:style-name="ce468"/>
          <table:table-cell table:style-name="ce766"/>
        </table:table-row>
        <table:table-row table:style-name="ro1">
          <table:table-cell/>
          <table:table-cell table:style-name="ce171"/>
          <table:table-cell table:style-name="ce469"/>
          <table:table-cell table:style-name="ce76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2" office:value-type="string" calcext:value-type="string">
            <text:p>Daniel</text:p>
          </table:table-cell>
          <table:table-cell table:style-name="ce470" office:value-type="string" calcext:value-type="string">
            <text:p>JD</text:p>
          </table:table-cell>
          <table:table-cell table:style-name="ce768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/>
          <table:table-cell table:style-name="ce471"/>
          <table:table-cell table:style-name="ce769"/>
        </table:table-row>
        <table:table-row table:style-name="ro1">
          <table:table-cell/>
          <table:table-cell table:style-name="ce174"/>
          <table:table-cell table:style-name="ce472"/>
          <table:table-cell table:style-name="ce77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5" office:value-type="string" calcext:value-type="string">
            <text:p>Daniel</text:p>
          </table:table-cell>
          <table:table-cell table:style-name="ce473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/>
          <table:table-cell table:style-name="ce474"/>
          <table:table-cell table:style-name="ce772"/>
        </table:table-row>
        <table:table-row table:style-name="ro1">
          <table:table-cell/>
          <table:table-cell table:style-name="ce177"/>
          <table:table-cell table:style-name="ce475"/>
          <table:table-cell table:style-name="ce77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8" office:value-type="string" calcext:value-type="string">
            <text:p>Daniel</text:p>
          </table:table-cell>
          <table:table-cell table:style-name="ce476" office:value-type="string" calcext:value-type="string">
            <text:p>JuanSe</text:p>
          </table:table-cell>
          <table:table-cell table:style-name="ce774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/>
          <table:table-cell table:style-name="ce477"/>
          <table:table-cell table:style-name="ce775"/>
        </table:table-row>
        <table:table-row table:style-name="ro1">
          <table:table-cell/>
          <table:table-cell table:style-name="ce180"/>
          <table:table-cell table:style-name="ce478"/>
          <table:table-cell table:style-name="ce77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1" office:value-type="string" calcext:value-type="string">
            <text:p>JD</text:p>
          </table:table-cell>
          <table:table-cell table:style-name="ce479" office:value-type="string" calcext:value-type="string">
            <text:p>JuanSe</text:p>
          </table:table-cell>
          <table:table-cell table:style-name="ce777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/>
          <table:table-cell table:style-name="ce480"/>
          <table:table-cell table:style-name="ce778"/>
        </table:table-row>
        <table:table-row table:style-name="ro1">
          <table:table-cell/>
          <table:table-cell table:style-name="ce183"/>
          <table:table-cell table:style-name="ce481"/>
          <table:table-cell table:style-name="ce7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4" office:value-type="string" calcext:value-type="string">
            <text:p>JD</text:p>
          </table:table-cell>
          <table:table-cell table:style-name="ce482" office:value-type="string" calcext:value-type="string">
            <text:p>Daniel</text:p>
          </table:table-cell>
          <table:table-cell table:style-name="ce780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/>
          <table:table-cell table:style-name="ce483"/>
          <table:table-cell table:style-name="ce781"/>
        </table:table-row>
        <table:table-row table:style-name="ro1">
          <table:table-cell/>
          <table:table-cell table:style-name="ce186"/>
          <table:table-cell table:style-name="ce484"/>
          <table:table-cell table:style-name="ce78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7" office:value-type="string" calcext:value-type="string">
            <text:p>JD</text:p>
          </table:table-cell>
          <table:table-cell table:style-name="ce485" office:value-type="string" calcext:value-type="string">
            <text:p>JuanSe</text:p>
          </table:table-cell>
          <table:table-cell table:style-name="ce783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/>
          <table:table-cell table:style-name="ce486"/>
          <table:table-cell table:style-name="ce784"/>
        </table:table-row>
        <table:table-row table:style-name="ro1">
          <table:table-cell/>
          <table:table-cell table:style-name="ce189"/>
          <table:table-cell table:style-name="ce487"/>
          <table:table-cell table:style-name="ce7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0" office:value-type="string" calcext:value-type="string">
            <text:p>Daniel</text:p>
          </table:table-cell>
          <table:table-cell table:style-name="ce488" office:value-type="string" calcext:value-type="string">
            <text:p>JD</text:p>
          </table:table-cell>
          <table:table-cell table:style-name="ce786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/>
          <table:table-cell table:style-name="ce489"/>
          <table:table-cell table:style-name="ce787"/>
        </table:table-row>
        <table:table-row table:style-name="ro1">
          <table:table-cell/>
          <table:table-cell table:style-name="ce192"/>
          <table:table-cell table:style-name="ce490"/>
          <table:table-cell table:style-name="ce78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3" office:value-type="string" calcext:value-type="string">
            <text:p>Daniel</text:p>
          </table:table-cell>
          <table:table-cell table:style-name="ce491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/>
          <table:table-cell table:style-name="ce492"/>
          <table:table-cell table:style-name="ce790"/>
        </table:table-row>
        <table:table-row table:style-name="ro1">
          <table:table-cell/>
          <table:table-cell table:style-name="ce195"/>
          <table:table-cell table:style-name="ce493"/>
          <table:table-cell table:style-name="ce79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6" office:value-type="string" calcext:value-type="string">
            <text:p>JD</text:p>
          </table:table-cell>
          <table:table-cell table:style-name="ce494" office:value-type="string" calcext:value-type="string">
            <text:p>JuanSe</text:p>
          </table:table-cell>
          <table:table-cell table:style-name="ce792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/>
          <table:table-cell table:style-name="ce495"/>
          <table:table-cell table:style-name="ce793"/>
        </table:table-row>
        <table:table-row table:style-name="ro1">
          <table:table-cell/>
          <table:table-cell table:style-name="ce198"/>
          <table:table-cell table:style-name="ce496"/>
          <table:table-cell table:style-name="ce79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9" office:value-type="string" calcext:value-type="string">
            <text:p>JD</text:p>
          </table:table-cell>
          <table:table-cell table:style-name="ce497" office:value-type="string" calcext:value-type="string">
            <text:p>Daniel</text:p>
          </table:table-cell>
          <table:table-cell table:style-name="ce795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/>
          <table:table-cell table:style-name="ce498"/>
          <table:table-cell table:style-name="ce796"/>
        </table:table-row>
        <table:table-row table:style-name="ro1">
          <table:table-cell/>
          <table:table-cell table:style-name="ce201"/>
          <table:table-cell table:style-name="ce499"/>
          <table:table-cell table:style-name="ce79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2" office:value-type="string" calcext:value-type="string">
            <text:p>JD</text:p>
          </table:table-cell>
          <table:table-cell table:style-name="ce500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/>
          <table:table-cell table:style-name="ce501"/>
          <table:table-cell table:style-name="ce799"/>
        </table:table-row>
        <table:table-row table:style-name="ro1">
          <table:table-cell/>
          <table:table-cell table:style-name="ce204"/>
          <table:table-cell table:style-name="ce502"/>
          <table:table-cell table:style-name="ce80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5" office:value-type="string" calcext:value-type="string">
            <text:p>Daniel</text:p>
          </table:table-cell>
          <table:table-cell table:style-name="ce503" office:value-type="string" calcext:value-type="string">
            <text:p>JD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/>
          <table:table-cell table:style-name="ce504"/>
          <table:table-cell table:style-name="ce802"/>
        </table:table-row>
        <table:table-row table:style-name="ro1">
          <table:table-cell/>
          <table:table-cell table:style-name="ce207"/>
          <table:table-cell table:style-name="ce505"/>
          <table:table-cell table:style-name="ce8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8" office:value-type="string" calcext:value-type="string">
            <text:p>Daniel</text:p>
          </table:table-cell>
          <table:table-cell table:style-name="ce506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/>
          <table:table-cell table:style-name="ce507"/>
          <table:table-cell table:style-name="ce805"/>
        </table:table-row>
        <table:table-row table:style-name="ro1">
          <table:table-cell/>
          <table:table-cell table:style-name="ce210"/>
          <table:table-cell table:style-name="ce508"/>
          <table:table-cell table:style-name="ce80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1" office:value-type="string" calcext:value-type="string">
            <text:p>Daniel</text:p>
          </table:table-cell>
          <table:table-cell table:style-name="ce509" office:value-type="string" calcext:value-type="string">
            <text:p>JuanSe</text:p>
          </table:table-cell>
          <table:table-cell table:style-name="ce807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/>
          <table:table-cell table:style-name="ce510"/>
          <table:table-cell table:style-name="ce808"/>
        </table:table-row>
        <table:table-row table:style-name="ro1">
          <table:table-cell/>
          <table:table-cell table:style-name="ce213"/>
          <table:table-cell table:style-name="ce511"/>
          <table:table-cell table:style-name="ce80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4" office:value-type="string" calcext:value-type="string">
            <text:p>JD</text:p>
          </table:table-cell>
          <table:table-cell table:style-name="ce512" office:value-type="string" calcext:value-type="string">
            <text:p>Daniel</text:p>
          </table:table-cell>
          <table:table-cell table:style-name="ce810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/>
          <table:table-cell table:style-name="ce513"/>
          <table:table-cell table:style-name="ce811"/>
        </table:table-row>
        <table:table-row table:style-name="ro1">
          <table:table-cell/>
          <table:table-cell table:style-name="ce216"/>
          <table:table-cell table:style-name="ce514"/>
          <table:table-cell table:style-name="ce8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7" office:value-type="string" calcext:value-type="string">
            <text:p>JuanSe</text:p>
          </table:table-cell>
          <table:table-cell table:style-name="ce515" office:value-type="string" calcext:value-type="string">
            <text:p>Daniel</text:p>
          </table:table-cell>
          <table:table-cell table:style-name="ce813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/>
          <table:table-cell table:style-name="ce516"/>
          <table:table-cell table:style-name="ce814"/>
        </table:table-row>
        <table:table-row table:style-name="ro1">
          <table:table-cell/>
          <table:table-cell table:style-name="ce219"/>
          <table:table-cell table:style-name="ce517"/>
          <table:table-cell table:style-name="ce8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0" office:value-type="string" calcext:value-type="string">
            <text:p>JuanSe</text:p>
          </table:table-cell>
          <table:table-cell table:style-name="ce518" office:value-type="string" calcext:value-type="string">
            <text:p>JD</text:p>
          </table:table-cell>
          <table:table-cell table:style-name="ce816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/>
          <table:table-cell table:style-name="ce519"/>
          <table:table-cell table:style-name="ce817"/>
        </table:table-row>
        <table:table-row table:style-name="ro1">
          <table:table-cell/>
          <table:table-cell table:style-name="ce222"/>
          <table:table-cell table:style-name="ce520"/>
          <table:table-cell table:style-name="ce8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3" office:value-type="string" calcext:value-type="string">
            <text:p>Daniel</text:p>
          </table:table-cell>
          <table:table-cell table:style-name="ce521" office:value-type="string" calcext:value-type="string">
            <text:p>JuanSe</text:p>
          </table:table-cell>
          <table:table-cell table:style-name="ce819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/>
          <table:table-cell table:style-name="ce522"/>
          <table:table-cell table:style-name="ce820"/>
        </table:table-row>
        <table:table-row table:style-name="ro1">
          <table:table-cell/>
          <table:table-cell table:style-name="ce225"/>
          <table:table-cell table:style-name="ce523"/>
          <table:table-cell table:style-name="ce8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6" office:value-type="string" calcext:value-type="string">
            <text:p>JD</text:p>
          </table:table-cell>
          <table:table-cell table:style-name="ce524" office:value-type="string" calcext:value-type="string">
            <text:p>Daniel</text:p>
          </table:table-cell>
          <table:table-cell table:style-name="ce822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/>
          <table:table-cell table:style-name="ce525"/>
          <table:table-cell table:style-name="ce823"/>
        </table:table-row>
        <table:table-row table:style-name="ro1">
          <table:table-cell/>
          <table:table-cell table:style-name="ce228"/>
          <table:table-cell table:style-name="ce526"/>
          <table:table-cell table:style-name="ce82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29" office:value-type="string" calcext:value-type="string">
            <text:p>JuanSe</text:p>
          </table:table-cell>
          <table:table-cell table:style-name="ce527" office:value-type="string" calcext:value-type="string">
            <text:p>Daniel</text:p>
          </table:table-cell>
          <table:table-cell table:style-name="ce825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/>
          <table:table-cell table:style-name="ce528"/>
          <table:table-cell table:style-name="ce826"/>
        </table:table-row>
        <table:table-row table:style-name="ro1">
          <table:table-cell/>
          <table:table-cell table:style-name="ce231"/>
          <table:table-cell table:style-name="ce529"/>
          <table:table-cell table:style-name="ce82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2" office:value-type="string" calcext:value-type="string">
            <text:p>JuanSe</text:p>
          </table:table-cell>
          <table:table-cell table:style-name="ce530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/>
          <table:table-cell table:style-name="ce531"/>
          <table:table-cell table:style-name="ce829"/>
        </table:table-row>
        <table:table-row table:style-name="ro1">
          <table:table-cell/>
          <table:table-cell table:style-name="ce234"/>
          <table:table-cell table:style-name="ce532"/>
          <table:table-cell table:style-name="ce83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5" office:value-type="string" calcext:value-type="string">
            <text:p>JuanSe</text:p>
          </table:table-cell>
          <table:table-cell table:style-name="ce533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/>
          <table:table-cell table:style-name="ce534"/>
          <table:table-cell table:style-name="ce832"/>
        </table:table-row>
        <table:table-row table:style-name="ro1">
          <table:table-cell/>
          <table:table-cell table:style-name="ce237"/>
          <table:table-cell table:style-name="ce535"/>
          <table:table-cell table:style-name="ce83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8" office:value-type="string" calcext:value-type="string">
            <text:p>JuanSe</text:p>
          </table:table-cell>
          <table:table-cell table:style-name="ce536" office:value-type="string" calcext:value-type="string">
            <text:p>JD</text:p>
          </table:table-cell>
          <table:table-cell table:style-name="ce834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/>
          <table:table-cell table:style-name="ce537"/>
          <table:table-cell table:style-name="ce835"/>
        </table:table-row>
        <table:table-row table:style-name="ro1">
          <table:table-cell/>
          <table:table-cell table:style-name="ce240"/>
          <table:table-cell table:style-name="ce538"/>
          <table:table-cell table:style-name="ce83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1" office:value-type="string" calcext:value-type="string">
            <text:p>JuanSe</text:p>
          </table:table-cell>
          <table:table-cell table:style-name="ce539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/>
          <table:table-cell table:style-name="ce540"/>
          <table:table-cell table:style-name="ce838"/>
        </table:table-row>
        <table:table-row table:style-name="ro1">
          <table:table-cell/>
          <table:table-cell table:style-name="ce243"/>
          <table:table-cell table:style-name="ce541"/>
          <table:table-cell table:style-name="ce83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4" office:value-type="string" calcext:value-type="string">
            <text:p>Daniel</text:p>
          </table:table-cell>
          <table:table-cell table:style-name="ce542" office:value-type="string" calcext:value-type="string">
            <text:p>JD</text:p>
          </table:table-cell>
          <table:table-cell table:style-name="ce840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/>
          <table:table-cell table:style-name="ce543"/>
          <table:table-cell table:style-name="ce841"/>
        </table:table-row>
        <table:table-row table:style-name="ro1">
          <table:table-cell/>
          <table:table-cell table:style-name="ce246"/>
          <table:table-cell table:style-name="ce544"/>
          <table:table-cell table:style-name="ce84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7" office:value-type="string" calcext:value-type="string">
            <text:p>JD</text:p>
          </table:table-cell>
          <table:table-cell table:style-name="ce545" office:value-type="string" calcext:value-type="string">
            <text:p>Daniel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/>
          <table:table-cell table:style-name="ce546"/>
          <table:table-cell table:style-name="ce844"/>
        </table:table-row>
        <table:table-row table:style-name="ro1">
          <table:table-cell/>
          <table:table-cell table:style-name="ce249"/>
          <table:table-cell table:style-name="ce547"/>
          <table:table-cell table:style-name="ce84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0" office:value-type="string" calcext:value-type="string">
            <text:p>JuanSe</text:p>
          </table:table-cell>
          <table:table-cell table:style-name="ce548" office:value-type="string" calcext:value-type="string">
            <text:p>JD</text:p>
          </table:table-cell>
          <table:table-cell table:style-name="ce846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/>
          <table:table-cell table:style-name="ce549"/>
          <table:table-cell table:style-name="ce847"/>
        </table:table-row>
        <table:table-row table:style-name="ro1">
          <table:table-cell/>
          <table:table-cell table:style-name="ce252"/>
          <table:table-cell table:style-name="ce550"/>
          <table:table-cell table:style-name="ce84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3" office:value-type="string" calcext:value-type="string">
            <text:p>JuanSe</text:p>
          </table:table-cell>
          <table:table-cell table:style-name="ce551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/>
          <table:table-cell table:style-name="ce552"/>
          <table:table-cell table:style-name="ce850"/>
        </table:table-row>
        <table:table-row table:style-name="ro1">
          <table:table-cell/>
          <table:table-cell table:style-name="ce255"/>
          <table:table-cell table:style-name="ce553"/>
          <table:table-cell table:style-name="ce85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6" office:value-type="string" calcext:value-type="string">
            <text:p>JD</text:p>
          </table:table-cell>
          <table:table-cell table:style-name="ce554" office:value-type="string" calcext:value-type="string">
            <text:p>JuanSe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/>
          <table:table-cell table:style-name="ce555"/>
          <table:table-cell table:style-name="ce853"/>
        </table:table-row>
        <table:table-row table:style-name="ro1">
          <table:table-cell/>
          <table:table-cell table:style-name="ce258"/>
          <table:table-cell table:style-name="ce556"/>
          <table:table-cell table:style-name="ce85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59" office:value-type="string" calcext:value-type="string">
            <text:p>JD</text:p>
          </table:table-cell>
          <table:table-cell table:style-name="ce557" office:value-type="string" calcext:value-type="string">
            <text:p>Daniel</text:p>
          </table:table-cell>
          <table:table-cell table:style-name="ce855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/>
          <table:table-cell table:style-name="ce558"/>
          <table:table-cell table:style-name="ce856"/>
        </table:table-row>
        <table:table-row table:style-name="ro1">
          <table:table-cell/>
          <table:table-cell table:style-name="ce261"/>
          <table:table-cell table:style-name="ce559"/>
          <table:table-cell table:style-name="ce8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2" office:value-type="string" calcext:value-type="string">
            <text:p>Daniel</text:p>
          </table:table-cell>
          <table:table-cell table:style-name="ce560" office:value-type="string" calcext:value-type="string">
            <text:p>JD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/>
          <table:table-cell table:style-name="ce561"/>
          <table:table-cell table:style-name="ce859"/>
        </table:table-row>
        <table:table-row table:style-name="ro1">
          <table:table-cell/>
          <table:table-cell table:style-name="ce264"/>
          <table:table-cell table:style-name="ce562"/>
          <table:table-cell table:style-name="ce86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5" office:value-type="string" calcext:value-type="string">
            <text:p>JuanSe</text:p>
          </table:table-cell>
          <table:table-cell table:style-name="ce563" office:value-type="string" calcext:value-type="string">
            <text:p>JD</text:p>
          </table:table-cell>
          <table:table-cell table:style-name="ce861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/>
          <table:table-cell table:style-name="ce564"/>
          <table:table-cell table:style-name="ce862"/>
        </table:table-row>
        <table:table-row table:style-name="ro1">
          <table:table-cell/>
          <table:table-cell table:style-name="ce267"/>
          <table:table-cell table:style-name="ce565"/>
          <table:table-cell table:style-name="ce86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8" office:value-type="string" calcext:value-type="string">
            <text:p>Daniel</text:p>
          </table:table-cell>
          <table:table-cell table:style-name="ce566" office:value-type="string" calcext:value-type="string">
            <text:p>JuanSe</text:p>
          </table:table-cell>
          <table:table-cell table:style-name="ce864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/>
          <table:table-cell table:style-name="ce567"/>
          <table:table-cell table:style-name="ce865"/>
        </table:table-row>
        <table:table-row table:style-name="ro1">
          <table:table-cell/>
          <table:table-cell table:style-name="ce270"/>
          <table:table-cell table:style-name="ce568"/>
          <table:table-cell table:style-name="ce86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1" office:value-type="string" calcext:value-type="string">
            <text:p>Daniel</text:p>
          </table:table-cell>
          <table:table-cell table:style-name="ce569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/>
          <table:table-cell table:style-name="ce570"/>
          <table:table-cell table:style-name="ce868"/>
        </table:table-row>
        <table:table-row table:style-name="ro1">
          <table:table-cell/>
          <table:table-cell table:style-name="ce273"/>
          <table:table-cell table:style-name="ce571"/>
          <table:table-cell table:style-name="ce86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4" office:value-type="string" calcext:value-type="string">
            <text:p>JuanSe</text:p>
          </table:table-cell>
          <table:table-cell table:style-name="ce572" office:value-type="string" calcext:value-type="string">
            <text:p>Daniel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/>
          <table:table-cell table:style-name="ce573"/>
          <table:table-cell table:style-name="ce871"/>
        </table:table-row>
        <table:table-row table:style-name="ro1">
          <table:table-cell/>
          <table:table-cell table:style-name="ce276"/>
          <table:table-cell table:style-name="ce574"/>
          <table:table-cell table:style-name="ce87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7" office:value-type="string" calcext:value-type="string">
            <text:p>JD</text:p>
          </table:table-cell>
          <table:table-cell table:style-name="ce575" office:value-type="string" calcext:value-type="string">
            <text:p>Daniel</text:p>
          </table:table-cell>
          <table:table-cell table:style-name="ce873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/>
          <table:table-cell table:style-name="ce576"/>
          <table:table-cell table:style-name="ce874"/>
        </table:table-row>
        <table:table-row table:style-name="ro1">
          <table:table-cell/>
          <table:table-cell table:style-name="ce279"/>
          <table:table-cell table:style-name="ce577"/>
          <table:table-cell table:style-name="ce87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0" office:value-type="string" calcext:value-type="string">
            <text:p>JuanSe</text:p>
          </table:table-cell>
          <table:table-cell table:style-name="ce578" office:value-type="string" calcext:value-type="string">
            <text:p>JD</text:p>
          </table:table-cell>
          <table:table-cell table:style-name="ce876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/>
          <table:table-cell table:style-name="ce579"/>
          <table:table-cell table:style-name="ce877"/>
        </table:table-row>
        <table:table-row table:style-name="ro1">
          <table:table-cell/>
          <table:table-cell table:style-name="ce282"/>
          <table:table-cell table:style-name="ce580"/>
          <table:table-cell table:style-name="ce8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3" office:value-type="string" calcext:value-type="string">
            <text:p>Daniel</text:p>
          </table:table-cell>
          <table:table-cell table:style-name="ce581" office:value-type="string" calcext:value-type="string">
            <text:p>JD</text:p>
          </table:table-cell>
          <table:table-cell table:style-name="ce879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/>
          <table:table-cell table:style-name="ce582"/>
          <table:table-cell table:style-name="ce880"/>
        </table:table-row>
        <table:table-row table:style-name="ro1">
          <table:table-cell/>
          <table:table-cell table:style-name="ce285"/>
          <table:table-cell table:style-name="ce583"/>
          <table:table-cell table:style-name="ce88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6" office:value-type="string" calcext:value-type="string">
            <text:p>JD</text:p>
          </table:table-cell>
          <table:table-cell table:style-name="ce584" office:value-type="string" calcext:value-type="string">
            <text:p>JuanSe</text:p>
          </table:table-cell>
          <table:table-cell table:style-name="ce882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/>
          <table:table-cell table:style-name="ce585"/>
          <table:table-cell table:style-name="ce883"/>
        </table:table-row>
        <table:table-row table:style-name="ro1">
          <table:table-cell/>
          <table:table-cell table:style-name="ce288"/>
          <table:table-cell table:style-name="ce586"/>
          <table:table-cell table:style-name="ce88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89" office:value-type="string" calcext:value-type="string">
            <text:p>Daniel</text:p>
          </table:table-cell>
          <table:table-cell table:style-name="ce587" office:value-type="string" calcext:value-type="string">
            <text:p>JuanSe</text:p>
          </table:table-cell>
          <table:table-cell table:style-name="ce885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/>
          <table:table-cell table:style-name="ce588"/>
          <table:table-cell table:style-name="ce886"/>
        </table:table-row>
        <table:table-row table:style-name="ro1">
          <table:table-cell/>
          <table:table-cell table:style-name="ce291"/>
          <table:table-cell table:style-name="ce589"/>
          <table:table-cell table:style-name="ce88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2" office:value-type="string" calcext:value-type="string">
            <text:p>Daniel</text:p>
          </table:table-cell>
          <table:table-cell table:style-name="ce590" office:value-type="string" calcext:value-type="string">
            <text:p>JD</text:p>
          </table:table-cell>
          <table:table-cell table:style-name="ce888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/>
          <table:table-cell table:style-name="ce591"/>
          <table:table-cell table:style-name="ce889"/>
        </table:table-row>
        <table:table-row table:style-name="ro1">
          <table:table-cell/>
          <table:table-cell table:style-name="ce294"/>
          <table:table-cell table:style-name="ce592"/>
          <table:table-cell table:style-name="ce89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5" office:value-type="string" calcext:value-type="string">
            <text:p>JuanSe</text:p>
          </table:table-cell>
          <table:table-cell table:style-name="ce593" office:value-type="string" calcext:value-type="string">
            <text:p>JD</text:p>
          </table:table-cell>
          <table:table-cell table:style-name="ce891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/>
          <table:table-cell table:style-name="ce594"/>
          <table:table-cell table:style-name="ce892"/>
        </table:table-row>
        <table:table-row table:style-name="ro1">
          <table:table-cell/>
          <table:table-cell table:style-name="ce297"/>
          <table:table-cell table:style-name="ce595"/>
          <table:table-cell table:style-name="ce89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8" office:value-type="string" calcext:value-type="string">
            <text:p>JD</text:p>
          </table:table-cell>
          <table:table-cell table:style-name="ce596" office:value-type="string" calcext:value-type="string">
            <text:p>JuanSe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 style:data-style-name="N2" text:time-value="17:48:24.524959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7T18:15:51.446208742</dc:date>
    <meta:editing-duration>PT1H53M9S</meta:editing-duration>
    <meta:editing-cycles>28</meta:editing-cycles>
    <meta:generator>LibreOffice/6.0.6.2$Linux_X86_64 LibreOffice_project/00m0$Build-2</meta:generator>
    <meta:document-statistic meta:table-count="1" meta:cell-count="540" meta:object-count="0"/>
  </office:meta>
</office:document-meta>
</file>